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  <style:style style:name="P104" style:family="paragraph" style:parent-style-name="Text_20_body" style:list-style-name="L53">
      <style:paragraph-properties fo:margin-top="0in" fo:margin-bottom="0in"/>
    </style:style>
    <style:style style:name="P105" style:family="paragraph" style:parent-style-name="Text_20_body" style:list-style-name="L54">
      <style:paragraph-properties fo:margin-top="0in" fo:margin-bottom="0in"/>
    </style:style>
    <style:style style:name="P106" style:family="paragraph" style:parent-style-name="Text_20_body" style:list-style-name="L55">
      <style:paragraph-properties fo:margin-top="0in" fo:margin-bottom="0in"/>
    </style:style>
    <style:style style:name="P107" style:family="paragraph" style:parent-style-name="Text_20_body" style:list-style-name="L56">
      <style:paragraph-properties fo:margin-top="0in" fo:margin-bottom="0in"/>
    </style:style>
    <style:style style:name="P108" style:family="paragraph" style:parent-style-name="Text_20_body" style:list-style-name="L57">
      <style:paragraph-properties fo:margin-top="0in" fo:margin-bottom="0in"/>
    </style:style>
    <style:style style:name="P109" style:family="paragraph" style:parent-style-name="Text_20_body" style:list-style-name="L58">
      <style:paragraph-properties fo:margin-top="0in" fo:margin-bottom="0in"/>
    </style:style>
    <style:style style:name="P110" style:family="paragraph" style:parent-style-name="Text_20_body" style:list-style-name="L59">
      <style:paragraph-properties fo:margin-top="0in" fo:margin-bottom="0in"/>
    </style:style>
    <style:style style:name="P111" style:family="paragraph" style:parent-style-name="Text_20_body" style:list-style-name="L60">
      <style:paragraph-properties fo:margin-top="0in" fo:margin-bottom="0in"/>
    </style:style>
    <style:style style:name="P112" style:family="paragraph" style:parent-style-name="Text_20_body" style:list-style-name="L61">
      <style:paragraph-properties fo:margin-top="0in" fo:margin-bottom="0in"/>
    </style:style>
    <style:style style:name="P113" style:family="paragraph" style:parent-style-name="Text_20_body" style:list-style-name="L62">
      <style:paragraph-properties fo:margin-top="0in" fo:margin-bottom="0in"/>
    </style:style>
    <style:style style:name="P114" style:family="paragraph" style:parent-style-name="Text_20_body" style:list-style-name="L63">
      <style:paragraph-properties fo:margin-top="0in" fo:margin-bottom="0in"/>
    </style:style>
    <style:style style:name="P115" style:family="paragraph" style:parent-style-name="Text_20_body" style:list-style-name="L64">
      <style:paragraph-properties fo:margin-top="0in" fo:margin-bottom="0in"/>
    </style:style>
    <style:style style:name="P116" style:family="paragraph" style:parent-style-name="Text_20_body" style:list-style-name="L65">
      <style:paragraph-properties fo:margin-top="0in" fo:margin-bottom="0in"/>
    </style:style>
    <style:style style:name="P117" style:family="paragraph" style:parent-style-name="Text_20_body" style:list-style-name="L66">
      <style:paragraph-properties fo:margin-top="0in" fo:margin-bottom="0in"/>
    </style:style>
    <style:style style:name="P118" style:family="paragraph" style:parent-style-name="Text_20_body" style:list-style-name="L67">
      <style:paragraph-properties fo:margin-top="0in" fo:margin-bottom="0in"/>
    </style:style>
    <style:style style:name="P119" style:family="paragraph" style:parent-style-name="Text_20_body" style:list-style-name="L68">
      <style:paragraph-properties fo:margin-top="0in" fo:margin-bottom="0in"/>
    </style:style>
    <style:style style:name="P120" style:family="paragraph" style:parent-style-name="Text_20_body" style:list-style-name="L69">
      <style:paragraph-properties fo:margin-top="0in" fo:margin-bottom="0in"/>
    </style:style>
    <style:style style:name="P121" style:family="paragraph" style:parent-style-name="Text_20_body" style:list-style-name="L70">
      <style:paragraph-properties fo:margin-top="0in" fo:margin-bottom="0in"/>
    </style:style>
    <style:style style:name="P122" style:family="paragraph" style:parent-style-name="Text_20_body" style:list-style-name="L71">
      <style:paragraph-properties fo:margin-top="0in" fo:margin-bottom="0in"/>
    </style:style>
    <style:style style:name="P123" style:family="paragraph" style:parent-style-name="Text_20_body" style:list-style-name="L72">
      <style:paragraph-properties fo:margin-top="0in" fo:margin-bottom="0in"/>
    </style:style>
    <style:style style:name="P124" style:family="paragraph" style:parent-style-name="Text_20_body" style:list-style-name="L73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3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3" text:outline-level="3"><text:bookmark-start text:name="insert"/><text:span text:style-name="T1">INSERT</text:span><text:bookmark-end text:name="insert"/></text:h>
      <text:list text:style-name="L53">
        <text:list-item>
          <text:p text:style-name="P104"><text:span text:style-name="T1">INSERT</text:span><text:line-break/></text:p>
          <text:list text:style-name="L54">
            <text:list-item>
              <text:p text:style-name="P105">O comando serve para inserir registros no banco de dados.<text:line-break/></text:p>
            </text:list-item>
            <text:list-item>
              <text:p text:style-name="P105">Campos não preenchidos no registro, recebem valor <text:span text:style-name="T1">NULL</text:span>, ou valores pré-determinados.<text:line-break/></text:p>
            </text:list-item>
            <text:list-item>
              <text:p text:style-name="P105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105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104">Multiplos <text:span text:style-name="T1">INSERT</text:span> simultâneos<text:line-break/></text:p>
          <text:list text:style-name="L55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6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104">Chaves externas<text:line-break/></text:p>
          <text:list text:style-name="L57">
            <text:list-item>
              <text:p text:style-name="P108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3" text:outline-level="3"><text:bookmark-start text:name="delete"/><text:span text:style-name="T1">DELETE</text:span><text:bookmark-end text:name="delete"/></text:h>
      <text:list text:style-name="L58">
        <text:list-item>
          <text:p text:style-name="P109"><text:span text:style-name="T1">DELETE</text:span><text:line-break/></text:p>
          <text:list text:style-name="L59">
            <text:list-item>
              <text:p text:style-name="P110">Deleta todos os registros de uma determinada tabela.<text:line-break/></text:p>
            </text:list-item>
            <text:list-item>
              <text:p text:style-name="P110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109"><text:span text:style-name="T1">DELETE WHERE</text:span><text:line-break/></text:p>
          <text:list text:style-name="L60">
            <text:list-item>
              <text:p text:style-name="P111">Pode ser usado em conjunto com a instrução WHERE para deletar apenas determinados registros.<text:line-break/></text:p>
            </text:list-item>
            <text:list-item>
              <text:p text:style-name="P111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3" text:outline-level="3"><text:bookmark-start text:name="update"/><text:span text:style-name="T1">UPDATE</text:span><text:bookmark-end text:name="update"/></text:h>
      <text:list text:style-name="L61">
        <text:list-item>
          <text:p text:style-name="P112"><text:span text:style-name="T1">UPDATE</text:span></text:p>
          <text:list text:style-name="L62">
            <text:list-item>
              <text:p text:style-name="P113">Modifica registros existentes.<text:line-break/></text:p>
            </text:list-item>
            <text:list-item>
              <text:p text:style-name="P113">Pode moficicar diversos registros de uma vez por meio de uma função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112"><text:span text:style-name="T1">UPDATE</text:span> varias colunas diferentes<text:line-break/></text:p>
          <text:list text:style-name="L63">
            <text:list-item>
              <text:p text:style-name="P114">Pode modificar diversos registros de colunas diferentes de uma só vez.<text:line-break/></text:p>
            </text:list-item>
            <text:list-item>
              <text:p text:style-name="P114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112"><text:span text:style-name="T1">UPDATE WHERE</text:span><text:line-break/></text:p>
          <text:list text:style-name="L64">
            <text:list-item>
              <text:p text:style-name="P115">Pode ser usado em conjunto com a instrução <text:span text:style-name="T1">WHERE</text:span> para modificar apenas determinados registros.<text:line-break/></text:p>
            </text:list-item>
            <text:list-item>
              <text:p text:style-name="P115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3" text:outline-level="3"><text:bookmark-start text:name="drop-table"/><text:span text:style-name="T1">DROP TABLE</text:span><text:bookmark-end text:name="drop-table"/></text:h>
      <text:list text:style-name="L65">
        <text:list-item>
          <text:p text:style-name="P116">Deleta determinada tabela especificada.<text:line-break/></text:p>
        </text:list-item>
        <text:list-item>
          <text:p text:style-name="P116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2" text:outline-level="2"><text:bookmark-start text:name="capitulo-11---tópicos-especiais"/>Capitulo 11 - Tópicos especiais<text:bookmark-end text:name="capitulo-11---tópicos-especiais"/></text:h>
      <text:h text:style-name="Heading_20_3" text:outline-level="3"><text:bookmark-start text:name="funções-de-data-e-horario"/>Funções de data e horario<text:bookmark-end text:name="funções-de-data-e-horario"/></text:h>
      <text:list text:style-name="L66">
        <text:list-item>
          <text:p text:style-name="P117"><text:span text:style-name="T1">DATE</text:span><text:line-break/></text:p>
        </text:list-item>
      </text:list>
      <text:list text:style-name="L67">
        <text:list-item>
          <text:p text:style-name="P118">Função <text:span text:style-name="T1">DATE</text:span>, serve para manipular datas no SQL.<text:line-break/></text:p>
        </text:list-item>
        <text:list-item>
          <text:p text:style-name="P118">O formato para trabalhar com data é ‘<text:span text:style-name="T1">AAAA-MM-DD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ntre aspas</text:span>).<text:line-break/></text:p>
        </text:list-item>
        <text:list-item>
          <text:p text:style-name="P118">A função <text:span text:style-name="T1">DATE</text:span> aceita como outros argumentos, somar ou subtrair anos, mês e dias.<text:line-break/></text:p>
        </text:list-item>
        <text:list-item>
          <text:p text:style-name="P118">Sintaxe:<text:line-break/><text:span text:style-name="T1">DATE</text:span>(‘<text:span text:style-name="T2">aaaa-mm-dd</text:span>’,‘<text:span text:style-name="T2">+1 day</text:span>’)<text:line-break/></text:p>
        </text:list-item>
        <text:list-item>
          <text:p text:style-name="P118">Outro argumento que a função <text:span text:style-name="T1">DATE</text:span> aceita é o uso do ‘<text:span text:style-name="T2">now</text:span>’, para pegar a data no sistema.<text:line-break/></text:p>
          <text:list text:style-name="L68">
            <text:list-item>
              <text:p text:style-name="P119">Sintaxe:<text:line-break/><text:span text:style-name="T1">DATE</text:span>(‘<text:span text:style-name="T2">now</text:span>’)<text:line-break/></text:p>
            </text:list-item>
          </text:list>
        </text:list-item>
      </text:list>
      <text:list text:style-name="L69">
        <text:list-item>
          <text:p text:style-name="P120"><text:span text:style-name="T1">TIME</text:span><text:line-break/></text:p>
        </text:list-item>
      </text:list>
      <text:list text:style-name="L70">
        <text:list-item>
          <text:p text:style-name="P121">Função <text:span text:style-name="T1">TIME</text:span>, serve para manipular horarios no SQL.<text:line-break/></text:p>
        </text:list-item>
        <text:list-item>
          <text:p text:style-name="P121">O formato para trabalhar com data é ‘<text:span text:style-name="T1">HH:MM:SS</text:span>’ (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.<text:line-break/></text:p>
        </text:list-item>
        <text:list-item>
          <text:p text:style-name="P121">A função <text:span text:style-name="T1">TIME</text:span> aceita como outros argumentos, somar ou subtrair horas, minutos, segundos.<text:line-break/></text:p>
        </text:list-item>
        <text:list-item>
          <text:p text:style-name="P121">Sintaxe:<text:line-break/><text:span text:style-name="T1">TIME</text:span>(‘<text:span text:style-name="T2">hh:mm:ss</text:span>’,‘<text:span text:style-name="T2">+1 minute</text:span>’)<text:line-break/></text:p>
        </text:list-item>
        <text:list-item>
          <text:p text:style-name="P121">Outro argumento que a função <text:span text:style-name="T1">TIME</text:span> aceita é o uso do ‘<text:span text:style-name="T2">now</text:span>’, para pegar o horario no sistema.<text:line-break/></text:p>
          <text:list text:style-name="L71">
            <text:list-item>
              <text:p text:style-name="P122">Sintaxe:<text:line-break/><text:span text:style-name="T1">TIME</text:span>(‘<text:span text:style-name="T2">now</text:span>’)<text:line-break/></text:p>
            </text:list-item>
          </text:list>
        </text:list-item>
      </text:list>
      <text:list text:style-name="L72">
        <text:list-item>
          <text:p text:style-name="P123"><text:span text:style-name="T1">DATETIME</text:span><text:line-break/></text:p>
        </text:list-item>
      </text:list>
      <text:list text:style-name="L73">
        <text:list-item>
          <text:p text:style-name="P124">A função <text:span text:style-name="T1">DATETIME</text:span>, serve para manipulação de data e horario ao mesmo tempo.<text:line-break/></text:p>
        </text:list-item>
        <text:list-item>
          <text:p text:style-name="P124">O formato para trabalhar com <text:span text:style-name="T1">DATETIME</text:span> é ‘<text:span text:style-name="T1">AAAA-MM-DD HH:MM:SS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spaço</text:span>, 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<text:line-break/></text:p>
        </text:list-item>
        <text:list-item>
          <text:p text:style-name="P124">A função aceita como argumentos soma e subtração de data e horario.<text:line-break/></text:p>
        </text:list-item>
        <text:list-item>
          <text:p text:style-name="P124">Sintaxe:<text:line-break/><text:span text:style-name="T1">DATETIME</text:span> (‘<text:span text:style-name="T2">aaaa-mm-dd hh:mm:ss</text:span>’,‘<text:span text:style-name="T1">+1 day</text:span>’, ‘<text:span text:style-name="T1">-3 hour</text:span>’)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Tópicos especiais - data e hora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3T22:41:56Z</meta:creation-date>
    <dc:date>2022-03-13T22:41:56Z</dc:date>
    <meta:user-defined meta:name="date" meta:value-type="string">2022-03-13</meta:user-defined>
    <meta:user-defined meta:name="output" meta:value-type="string"/>
  </office:meta>
</office:document-meta>
</file>